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inux Libertine" svg:font-family="'Linux Libertine', Georgia, Times, serif"/>
    <style:font-face style:name="Lohit Devanagari1" svg:font-family="'Lohit Devanagari'"/>
    <style:font-face style:name="arial" svg:font-family="arial, sans-serif-light, sans-serif"/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paragraph-properties fo:line-height="150%" fo:text-align="justify" style:justify-single-word="false"/>
    </style:style>
    <style:style style:name="P2" style:family="paragraph" style:parent-style-name="Standard">
      <style:paragraph-properties fo:line-height="150%" fo:text-align="justify" style:justify-single-word="false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>
      <style:paragraph-properties fo:margin-left="0in" fo:margin-right="0in" fo:text-indent="0.4917in" style:auto-text-indent="false"/>
    </style:style>
    <style:style style:name="P6" style:family="paragraph" style:parent-style-name="List_20_Paragraph" style:list-style-name="WWNum4">
      <style:text-properties fo:font-size="14pt" fo:language="en" fo:country="US" officeooo:paragraph-rsid="0019a05a" style:font-size-asian="14pt" style:font-size-complex="14pt"/>
    </style:style>
    <style:style style:name="P7" style:family="paragraph" style:parent-style-name="List_20_Paragraph" style:list-style-name="WWNum4">
      <style:text-properties fo:font-size="14pt" fo:language="en" fo:country="US" officeooo:rsid="0019a05a" officeooo:paragraph-rsid="0019a05a" style:font-size-asian="14pt" style:font-size-complex="14pt"/>
    </style:style>
    <style:style style:name="P8" style:family="paragraph" style:parent-style-name="List_20_Paragraph" style:list-style-name="WWNum4">
      <style:text-properties fo:font-size="14pt" officeooo:paragraph-rsid="001a16cf" style:font-size-asian="14pt" style:font-size-complex="14pt"/>
    </style:style>
    <style:style style:name="P9" style:family="paragraph" style:parent-style-name="List_20_Paragraph" style:list-style-name="WWNum4">
      <style:text-properties fo:font-size="14pt" officeooo:rsid="001a16cf" officeooo:paragraph-rsid="001a16cf" style:font-size-asian="14pt" style:font-size-complex="14pt"/>
    </style:style>
    <style:style style:name="P10" style:family="paragraph" style:parent-style-name="List_20_Paragraph">
      <style:paragraph-properties fo:line-height="150%" fo:text-align="justify" style:justify-single-word="false"/>
    </style:style>
    <style:style style:name="P11" style:family="paragraph" style:parent-style-name="List_20_Paragraph">
      <style:paragraph-properties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2" style:family="paragraph" style:parent-style-name="List_20_Paragraph" style:list-style-name="WWNum6">
      <style:paragraph-properties fo:line-height="150%" fo:text-align="justify" style:justify-single-word="false"/>
      <style:text-properties style:font-name="Times New Roman" fo:font-size="14pt" officeooo:rsid="001a16cf" officeooo:paragraph-rsid="001a16cf" style:font-size-asian="14pt" style:font-name-complex="Times New Roman1" style:font-size-complex="14pt"/>
    </style:style>
    <style:style style:name="P13" style:family="paragraph" style:parent-style-name="List_20_Paragraph" style:list-style-name="WWNum5">
      <style:paragraph-properties fo:margin-left="0.9846in" fo:margin-right="0in" fo:line-height="150%" fo:text-align="justify" style:justify-single-word="false" fo:text-indent="-0.25in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14" style:family="paragraph" style:parent-style-name="List_20_Paragraph" style:list-style-name="WWNum5">
      <style:paragraph-properties fo:margin-left="0.9846in" fo:margin-right="0in" fo:line-height="150%" fo:text-align="justify" style:justify-single-word="false" fo:text-indent="-0.25in" style:auto-text-indent="false"/>
      <style:text-properties style:font-name="Times New Roman" fo:font-size="14pt" style:font-size-asian="14pt" style:font-name-complex="Times New Roman1" style:font-size-complex="14pt"/>
    </style:style>
    <style:style style:name="P15" style:family="paragraph" style:parent-style-name="List_20_Paragraph" style:list-style-name="WWNum5">
      <style:paragraph-properties fo:margin-left="0.9846in" fo:margin-right="0in" fo:line-height="150%" fo:text-align="justify" style:justify-single-word="false" fo:text-indent="-0.25in" style:auto-text-indent="false"/>
      <style:text-properties style:font-name="Times New Roman" fo:font-size="14pt" officeooo:rsid="001a16cf" officeooo:paragraph-rsid="001a16cf" style:font-size-asian="14pt" style:font-name-complex="Times New Roman1" style:font-size-complex="14pt"/>
    </style:style>
    <style:style style:name="P16" style:family="paragraph" style:parent-style-name="List_20_Paragraph">
      <style:paragraph-properties fo:margin-left="0in" fo:margin-right="0in" fo:line-height="150%" fo:text-align="justify" style:justify-single-word="false" fo:text-indent="0in" style:auto-text-indent="false"/>
      <style:text-properties officeooo:paragraph-rsid="001dab50"/>
    </style:style>
    <style:style style:name="P17" style:family="paragraph" style:parent-style-name="Standard" style:master-page-name="Standard">
      <style:paragraph-properties style:page-number="auto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fo:font-size="14pt" fo:font-weight="bold" officeooo:rsid="001ab32c" officeooo:paragraph-rsid="001ab32c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1ab32c" style:font-size-asian="14pt" style:font-name-complex="Times New Roman1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1bbc63" style:font-size-asian="14pt" style:font-name-complex="Times New Roman1" style:font-size-complex="14pt"/>
    </style:style>
    <style:style style:name="P23" style:family="paragraph" style:parent-style-name="Standard">
      <style:paragraph-properties fo:line-height="150%" fo:text-align="justify" style:justify-single-word="false"/>
    </style:style>
    <style:style style:name="T1" style:family="text">
      <style:text-properties fo:font-size="14pt" fo:font-weight="bold" officeooo:rsid="00183210" style:font-size-asian="14pt" style:font-weight-asian="bold" style:font-size-complex="14pt" style:font-weight-complex="bold"/>
    </style:style>
    <style:style style:name="T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83210" style:font-size-asian="12pt" style:font-size-complex="12pt"/>
    </style:style>
    <style:style style:name="T5" style:family="text">
      <style:text-properties fo:font-size="12pt" officeooo:rsid="0019a05a" style:font-size-asian="12pt" style:font-size-complex="12pt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fo:font-weight="bold" officeooo:rsid="001a16cf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font-weight="bold" officeooo:rsid="001dab50" style:font-size-asian="14pt" style:font-weight-asian="bold" style:font-name-complex="Times New Roman1" style:font-size-complex="14pt" style:font-weight-complex="bold"/>
    </style:style>
    <style:style style:name="T9" style:family="text">
      <style:text-properties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14pt" officeooo:rsid="001bbc63" style:font-size-asian="14pt" style:font-name-complex="Times New Roman1" style:font-size-complex="14pt"/>
    </style:style>
    <style:style style:name="T11" style:family="text">
      <style:text-properties style:font-name="Times New Roman" fo:font-size="14pt" fo:font-style="italic" style:font-size-asian="14pt" style:font-style-asian="italic" style:font-name-complex="Times New Roman1" style:font-size-complex="14pt" style:font-style-complex="italic"/>
    </style:style>
    <style:style style:name="T12" style:family="text">
      <style:text-properties style:font-name="Times New Roman" fo:font-size="14pt" fo:font-style="italic" officeooo:rsid="001dab50" style:font-size-asian="14pt" style:font-style-asian="italic" style:font-name-complex="Times New Roman1" style:font-size-complex="14pt" style:font-style-complex="italic"/>
    </style:style>
    <style:style style:name="T13" style:family="text">
      <style:text-properties style:font-name="Times New Roman" fo:font-size="14pt" fo:font-weight="normal" officeooo:rsid="001a16cf" style:font-size-asian="14pt" style:font-weight-asian="normal" style:font-name-complex="Times New Roman1" style:font-size-complex="14pt" style:font-weight-complex="normal"/>
    </style:style>
    <style:style style:name="T14" style:family="text">
      <style:text-properties officeooo:rsid="0019a05a"/>
    </style:style>
    <style:style style:name="T15" style:family="text">
      <style:text-properties officeooo:rsid="001a16cf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1a16cf"/>
    </style:style>
    <style:style style:name="T18" style:family="text">
      <style:text-properties fo:font-weight="normal" officeooo:rsid="001ab32c" style:font-weight-asian="normal" style:font-weight-complex="normal"/>
    </style:style>
    <style:style style:name="T19" style:family="text">
      <style:text-properties officeooo:rsid="001ab32c"/>
    </style:style>
    <style:style style:name="T20" style:family="text">
      <style:text-properties fo:font-weight="bold" officeooo:rsid="001ab32c" style:font-weight-asian="bold" style:font-weight-complex="bold"/>
    </style:style>
    <style:style style:name="T21" style:family="text">
      <style:text-properties officeooo:rsid="001bbc63"/>
    </style:style>
    <style:style style:name="T22" style:family="text">
      <style:text-properties officeooo:rsid="001dab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Introduction</text:span><text:span text:style-name="T2">:</text:span></text:p>
      <text:p text:style-name="Standard"><text:span text:style-name="T3">Th</text:span><text:span text:style-name="T4">e</text:span><text:span text:style-name="T3">s</text:span><text:span text:style-name="T4">e</text:span><text:span text:style-name="T3"> test</text:span><text:span text:style-name="T4">s</text:span><text:span text:style-name="T3"> </text:span><text:span text:style-name="T4">are</text:span><text:span text:style-name="T3"> designed </text:span><text:span text:style-name="T4">for</text:span><text:span text:style-name="T3"> the application </text:span><text:span text:style-name="T5">when</text:span><text:span text:style-name="T3"> students can easily communicate with each other</text:span><text:span text:style-name="T5">s </text:span><text:span text:style-name="T3">and with their teachers</text:span></text:p>
      <text:p text:style-name="P4">List of tests:</text:p>
      <text:p text:style-name="P20">Методом чёрного ящика:</text:p>
      <text:list xml:id="list2048983581" text:style-name="WWNum4">
        <text:list-item>
          <text:p text:style-name="P6"><text:span text:style-name="T14">Creating accounts</text:span></text:p>
        </text:list-item>
        <text:list-item>
          <text:p text:style-name="P7">login to an account</text:p>
        </text:list-item>
        <text:list-item>
          <text:p text:style-name="P7">send friend invitation</text:p>
        </text:list-item>
        <text:list-item>
          <text:p text:style-name="P7">Create rooms</text:p>
        </text:list-item>
        <text:list-item>
          <text:p text:style-name="P6"><text:span text:style-name="T14">Create posts</text:span></text:p>
        </text:list-item>
        <text:list-item>
          <text:p text:style-name="P7">invite friends to rooms</text:p>
        </text:list-item>
        <text:list-item>
          <text:p text:style-name="P7">messaging friends</text:p>
        </text:list-item>
        <text:list-item>
          <text:p text:style-name="P8"><text:span text:style-name="T17">reacting on posts</text:span></text:p>
        </text:list-item>
        <text:list-item>
          <text:p text:style-name="P9"><text:span text:style-name="T16">making calls in rooms</text:span></text:p>
        </text:list-item>
        <text:list-item>
          <text:p text:style-name="P9"><text:span text:style-name="T16">search for users in search bar</text:span></text:p>
        </text:list-item>
      </text:list>
      <text:p text:style-name="P4"><text:tab/>Functionalit<text:span text:style-name="T15">ies</text:span> to be tested</text:p>
      <text:p text:style-name="P1"><text:span text:style-name="T6"><text:tab/></text:span><text:span text:style-name="T13">All functionalities in the app</text:span></text:p>
      <text:p text:style-name="P2"><text:span text:style-name="T6"><text:tab/></text:span><text:span text:style-name="T7">Testing methods that will be used </text:span><text:span text:style-name="T6">:</text:span></text:p>
      <text:list xml:id="list1498147431" text:style-name="WWNum6">
        <text:list-item>
          <text:p text:style-name="P12">black boxing testing</text:p>
        </text:list-item>
      </text:list>
      <text:list xml:id="list462916203" text:style-name="WWNum5">
        <text:list-item>
          <text:p text:style-name="P13">Usability</text:p>
        </text:list-item>
        <text:list-item>
          <text:p text:style-name="P15">Configuration</text:p>
        </text:list-item>
        <text:list-item>
          <text:p text:style-name="P15">Unit tests</text:p>
        </text:list-item>
        <text:list-item>
          <text:p text:style-name="P14">Server load testing</text:p>
        </text:list-item>
        <text:list-item>
          <text:p text:style-name="P15">Stress testing</text:p>
        </text:list-item>
      </text:list>
      <text:p text:style-name="P2"><text:span text:style-name="T6"><text:tab/> </text:span><text:span text:style-name="T8">Suspension and restarting criterias</text:span></text:p>
      <text:p text:style-name="P1"><text:span text:style-name="T12">Suspension</text:span><text:span text:style-name="T11">:</text:span><text:span text:style-name="T9"><text:line-break/>When any high-severity error occurs in any Black Box test.</text:span></text:p>
      <text:p text:style-name="P16"><text:span text:style-name="T12"><text:tab/>Restarting</text:span><text:span text:style-name="T11">:</text:span></text:p>
      <text:p text:style-name="P16"><text:span text:style-name="T11"><text:tab/></text:span><text:span text:style-name="T12">An</text:span><text:span text:style-name="T11"> error has been fixed</text:span></text:p>
      <text:p text:style-name="P16"><text:span text:style-name="T11"/></text:p>
      <text:p text:style-name="P19"><text:soft-page-break/><text:tab/>Testing result:</text:p>
      <text:p text:style-name="P22"><text:tab/>The app is ready to be uploaded to the public</text:p>
      <text:p text:style-name="P19"><text:tab/>Testing aim:</text:p>
      <text:p text:style-name="P11">Adjust the application to the level of convenient, stable and working, <text:span text:style-name="T19">and find out bugs</text:span></text:p>
      <text:p text:style-name="P21"><text:span text:style-name="T20"><text:tab/>Required environment:</text:span></text:p>
      <text:p text:style-name="P21"><text:span text:style-name="T20"><text:tab/></text:span><text:span text:style-name="T18">Different devices with different</text:span><text:span text:style-name="T20"> </text:span><text:span text:style-name="T18">resolution</text:span></text:p>
      <text:p text:style-name="P4"><text:span text:style-name="T19"><text:tab/>The r</text:span>esponsible for testing:</text:p>
      <text:p text:style-name="P11"><text:span text:style-name="T19">Tester</text:span> – <text:s/><text:span text:style-name="T19">2 guys</text:span></text:p>
      <text:p text:style-name="P4"><text:tab/>Vacancies and required training:</text:p>
      <text:p text:style-name="P11"><text:span text:style-name="T21">2 testers, experience not required</text:span></text:p>
      <text:p text:style-name="P4"><text:tab/>Test Schedule:</text:p>
      <text:p text:style-name="P1"><text:span text:style-name="T10">the begining</text:span><text:span text:style-name="T9">: </text:span><text:span text:style-name="T10">04.01 — 04.21</text:span><text:span text:style-name="T9"> </text:span></text:p>
      <text:p text:style-name="P11">Остальные: <text:span text:style-name="T21">04</text:span>.<text:span text:style-name="T21">22 — 05.10</text:span> </text:p>
      <text:p text:style-name="P4"><text:tab/>Risks and contingencies:</text:p>
      <text:p text:style-name="P11">Tester's equipment problems</text:p>
      <text:p text:style-name="P5"/>
      <text:p text:style-name="P3"/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inux Libertine" svg:font-family="'Linux Libertine', Georgia, Times, serif"/>
    <style:font-face style:name="Lohit Devanagari1" svg:font-family="'Lohit Devanagari'"/>
    <style:font-face style:name="arial" svg:font-family="arial, sans-serif-light, sans-serif"/>
    <style:font-face style:name="sans-serif" svg:font-family="sans-serif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9917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in" fo:margin-left="1.4917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9917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4917in"/>
        </style:list-level-properties>
        <style:text-properties style:font-name="Symbol"/>
      </text:list-level-style-bullet>
      <text:list-level-style-bullet text:level="5" text:style-name="ListLabel_20_3" text:bullet-char="o">
        <style:list-level-properties text:list-level-position-and-space-mode="label-alignment">
          <style:list-level-label-alignment text:label-followed-by="listtab" fo:text-indent="-0.25in" fo:margin-left="2.9917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4917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9917in"/>
        </style:list-level-properties>
        <style:text-properties style:font-name="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25in" fo:margin-left="4.4917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5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ourier New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9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ListLabel_20_16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7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8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Elwalid Zarir</meta:initial-creator>
    <meta:editing-cycles>4</meta:editing-cycles>
    <meta:creation-date>2022-06-10T18:21:00</meta:creation-date>
    <dc:date>2022-08-31T14:49:02.954154736</dc:date>
    <meta:editing-duration>PT58M36S</meta:editing-duration>
    <meta:generator>LibreOffice/6.4.7.2$Linux_X86_64 LibreOffice_project/40$Build-2</meta:generator>
    <meta:document-statistic meta:table-count="0" meta:image-count="0" meta:object-count="0" meta:page-count="2" meta:paragraph-count="42" meta:word-count="190" meta:character-count="1162" meta:non-whitespace-character-count="100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